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DeclarationImpl.ParameterDeclarationImpl( XParamet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DeclarationImpl.getDelegateX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Declaration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DeclarationImpl.hasModifier( 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DeclarationImpl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DeclarationImpl.getAnnotation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Declaration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DeclarationImpl.getSimp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